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1e1f22"/>
      <style:paragraph-properties fo:background-color="#1e1f22" fo:padding="0in" fo:border="none" style:shadow="none"/>
    </style:style>
    <style:style style:name="T1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b200b2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94558d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56a8f5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6f737a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7a7e85" loext:opacity="100%" style:font-name="JetBrains Mono" fo:font-size="10pt" fo:font-style="normal" fo:font-weight="normal" style:font-size-asian="10pt" style:font-style-asian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2"><text:span text:style-name="T1">class </text:span><text:span text:style-name="T2">list_randomizers_item(</text:span><text:span text:style-name="T3">object</text:span><text:span text:style-name="T2">):<text:line-break/> <text:s text:c="3"/></text:span><text:span text:style-name="T1">def </text:span><text:span text:style-name="T4">__init__</text:span><text:span text:style-name="T2">(</text:span><text:span text:style-name="T5">self</text:span><text:span text:style-name="T2">):<text:line-break/> <text:s text:c="7"/></text:span><text:span text:style-name="T5">self</text:span><text:span text:style-name="T2">.video_source_name = </text:span><text:span text:style-name="T1">None<text:line-break/> <text:s text:c="7"/></text:span><text:span text:style-name="T5">self</text:span><text:span text:style-name="T2">.list_randomizer = </text:span><text:span text:style-name="T1">None<text:line-break/><text:line-break/></text:span><text:span text:style-name="T2">list_randomizers = {<text:line-break/> <text:s text:c="3"/></text:span><text:span text:style-name="T6">"video_list_name"</text:span><text:span text:style-name="T2">: list_randomizers_item<text:line-break/>}</text:span></text:p>
      <text:p text:style-name="Standard"/>
      <text:p text:style-name="P1" loext:marker-style-name="T2"><text:span text:style-name="T1">def </text:span><text:span text:style-name="T7">load_videos</text:span><text:span text:style-name="T2">(</text:span><text:span text:style-name="T8">props</text:span><text:span text:style-name="T2">, prop, settings):<text:line-break/></text:span></text:p>
      <text:p text:style-name="P1" loext:marker-style-name="T9"><text:span text:style-name="T9"># Get the video_source_name from the list_randomizers dictionary<text:line-break/># video_source_name = list_randomizers[video_list_name].video_source_name</text:span></text:p>
      <text:p text:style-name="Standard"/>
      <text:p text:style-name="P1" loext:marker-style-name="T2"><text:span text:style-name="T1">def </text:span><text:span text:style-name="T7">initialize_video_source_properties</text:span><text:span text:style-name="T2">(props, slider_value: </text:span><text:span text:style-name="T3">int</text:span><text:span text:style-name="T2">):<text:line-break/></text:span></text:p>
      <text:p text:style-name="P1" loext:marker-style-name="T9"><text:span text:style-name="T9"># Add video_list_{i} as key and initialise a list_randomizer_item to that with video_source_name_{i}<text:line-break/></text:span></text:p>
      <text:p text:style-name="Standard"/>
      <text:p text:style-name="P1" loext:marker-style-name="T9"><text:span text:style-name="T1">def </text:span><text:span text:style-name="T7">register_media_ended_signal_handler</text:span><text:span text:style-name="T2">():<text:line-break/> <text:s text:c="3"/></text:span><text:span text:style-name="T1">global </text:span><text:span text:style-name="T2">video_source_name<text:line-break/><text:line-break/> <text:s text:c="3"/></text:span><text:span text:style-name="T9"># Send in dynamic video source name here, or videolist name?</text:span></text:p>
      <text:p text:style-name="Standard"/>
      <text:p text:style-name="P1" loext:marker-style-name="T2"><text:span text:style-name="T1">def </text:span><text:span text:style-name="T7">media_ended_handler</text:span><text:span text:style-name="T2">(</text:span><text:span text:style-name="T8">call_data</text:span><text:span text:style-name="T2">):<text:line-break/> <text:s text:c="3"/></text:span><text:span text:style-name="T3">print</text:span><text:span text:style-name="T2">(</text:span><text:span text:style-name="T6">"Video ended"</text:span><text:span text:style-name="T2">)<text:line-break/> <text:s text:c="3"/>play_next_video()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9T10:19:40.720700552</meta:creation-date>
    <dc:date>2024-07-09T10:27:53.355082496</dc:date>
    <meta:editing-duration>PT8M14S</meta:editing-duration>
    <meta:editing-cycles>1</meta:editing-cycles>
    <meta:document-statistic meta:table-count="0" meta:image-count="0" meta:object-count="0" meta:page-count="1" meta:paragraph-count="7" meta:word-count="69" meta:character-count="767" meta:non-whitespace-character-count="660"/>
    <meta:generator>LibreOffice/24.2.4.2$Linux_X86_64 LibreOffice_project/420$Build-2</meta:generator>
  </office:meta>
</office:document-meta>
</file>